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yles #2</text:p>
      <text:p text:style-name="Standard"/>
      <text:p text:style-name="Standard">Enumerated list:</text:p>
      <text:list text:style-name="L1">
        <text:list-item>
          <text:p text:style-name="P1">Item 1</text:p>
        </text:list-item>
        <text:list-item>
          <text:p text:style-name="P1">Item 2</text:p>
        </text:list-item>
      </text:list>
      <text:p text:style-name="Standard">Bullet list:</text:p>
      <text:list text:style-name="L2">
        <text:list-item>
          <text:p text:style-name="P2">Bullet 1</text:p>
        </text:list-item>
        <text:list-item>
          <text:p text:style-name="P2">Bullet 2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/>
    <style:style style:name="rststyle-bulletitem" style:family="paragraph" style:parent-style-name="Standard" style:list-style-name="rststyle-bulletlist"/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rststyle-bodyindent" style:class="text">
      <style:paragraph-properties fo:background-color="#ffff00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odeblock" style:family="paragraph" style:parent-style-name="Preformatted_20_Text" style:master-page-name="">
      <style:paragraph-properties fo:margin-left="1cm" fo:margin-right="0cm" fo:text-indent="0cm" style:auto-text-indent="false" fo:background-color="#94bd5e" fo:padding="0.049cm" fo:border="0.002cm solid #000000" style:shadow="none">
        <style:background-image/>
      </style:paragraph-properties>
    </style:style>
    <style:style style:name="rststyle-centeredtextbody" style:family="paragraph" style:parent-style-name="rststyle-textbody">
      <style:paragraph-properties fo:text-align="center" style:justify-single-word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
  </meta:generator>
    <meta:initial-creator>dkuhlman</meta:initial-creator>
    <meta:creation-date>2006-08-15T13:56:07</meta:creation-date>
    <dc:creator>dkuhlman</dc:creator>
    <dc:date>2006-09-04T13:25:50</dc:date>
    <dc:language>en-US</dc:language>
    <meta:editing-cycles>18</meta:editing-cycles>
    <meta:editing-duration>PT3H7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4" meta:character-count="65"/>
  </office:meta>
</office:document-meta>
</file>